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" svg:font-family="'Google Sans', sans-serif"/>
    <style:font-face style:name="Roboto Mono" svg:font-family="'Roboto Mono', monospace"/>
    <style:font-face style:name="Roboto" svg:font-family="Roboto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7474f" style:font-name="Roboto Mono" fo:font-size="10.5pt" fo:letter-spacing="normal" fo:font-style="normal" fo:font-weight="normal" officeooo:rsid="00178790" officeooo:paragraph-rsid="00178790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7474f" style:font-name="Roboto Mono" fo:font-size="10.5pt" fo:letter-spacing="normal" fo:font-style="normal" fo:font-weight="normal" officeooo:rsid="0018877b" officeooo:paragraph-rsid="0018877b" fo:background-color="#dddddd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7474f" style:font-name="Roboto Mono" fo:font-size="9pt" fo:letter-spacing="normal" fo:font-style="normal" fo:font-weight="normal" officeooo:rsid="00178790" officeooo:paragraph-rsid="00178790" fo:background-color="#eeeeee" style:font-size-asian="9pt" style:font-size-complex="9pt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178790" officeooo:paragraph-rsid="00178790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178790" officeooo:paragraph-rsid="0019919e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color="#ff0066" officeooo:rsid="00178790" officeooo:paragraph-rsid="00178790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color="#3333ff" officeooo:rsid="00178790" officeooo:paragraph-rsid="00178790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18877b" officeooo:paragraph-rsid="0018877b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18877b" officeooo:paragraph-rsid="0018877b" fo:background-color="#dddddd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19919e" officeooo:paragraph-rsid="0019919e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19919e" officeooo:paragraph-rsid="0019c420"/>
    </style:style>
    <style:style style:name="P12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19919e" officeooo:paragraph-rsid="0019919e" fo:background-color="#99ff66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19c420" officeooo:paragraph-rsid="0019c420"/>
    </style:style>
    <style:style style:name="P14" style:family="paragraph" style:parent-style-name="Preformatted_20_Text">
      <style:paragraph-properties fo:margin-left="0cm" fo:margin-right="0cm" fo:orphans="2" fo:widows="2" fo:text-indent="0cm" style:auto-text-indent="false" fo:padding="0.074cm" fo:border-left="none" fo:border-right="none" fo:border-top="none" fo:border-bottom="0.06pt solid #000000" style:join-border="false"/>
      <style:text-properties officeooo:rsid="00178790" officeooo:paragraph-rsid="00178790"/>
    </style:style>
    <style:style style:name="P15" style:family="paragraph" style:parent-style-name="Preformatted_20_Text">
      <style:paragraph-properties fo:margin-left="0cm" fo:margin-right="0cm" fo:orphans="2" fo:widows="2" fo:text-indent="0cm" style:auto-text-indent="false" fo:padding="0.074cm" fo:border-left="none" fo:border-right="none" fo:border-top="none" fo:border-bottom="0.06pt solid #000000" style:join-border="false"/>
      <style:text-properties officeooo:rsid="0019919e" officeooo:paragraph-rsid="0019919e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178790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fo:background-color="#dddddd" loext:char-shading-value="0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fo:background-color="#eeeeee" loext:char-shading-value="0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19c420"/>
    </style:style>
    <style:style style:name="T7" style:family="text">
      <style:text-properties fo:font-variant="normal" fo:text-transform="none" fo:color="#222222" style:font-name="arial" fo:letter-spacing="normal" fo:font-style="normal" fo:font-weight="normal"/>
    </style:style>
    <style:style style:name="T8" style:family="text">
      <style:text-properties fo:font-variant="normal" fo:text-transform="none" fo:color="#37474f" style:font-name="Roboto Mono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style:font-name="arial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ff66ff" style:font-name="arial" fo:font-size="12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ff6600" style:font-name="arial" fo:font-size="12pt" fo:letter-spacing="normal" fo:font-style="normal" fo:font-weight="normal"/>
    </style:style>
    <style:style style:name="T12" style:family="text">
      <style:text-properties fo:font-variant="normal" fo:text-transform="none" fo:color="#3399ff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ff33ff" style:font-name="arial" fo:font-size="12pt" fo:letter-spacing="normal" fo:font-style="normal" fo:font-weight="normal"/>
    </style:style>
    <style:style style:name="T14" style:family="text">
      <style:text-properties fo:color="#222222" style:font-name="arial"/>
    </style:style>
    <style:style style:name="T15" style:family="text">
      <style:text-properties fo:color="#222222" style:font-name="arial" fo:font-size="12pt"/>
    </style:style>
    <style:style style:name="T16" style:family="text">
      <style:text-properties fo:color="#00ff66" style:font-name="arial"/>
    </style:style>
    <style:style style:name="T17" style:family="text">
      <style:text-properties fo:color="#00ff66" officeooo:rsid="0018877b"/>
    </style:style>
    <style:style style:name="T18" style:family="text">
      <style:text-properties fo:color="#ff6666" officeooo:rsid="0018877b"/>
    </style:style>
    <style:style style:name="T19" style:family="text">
      <style:text-properties fo:color="#ff6666" style:font-name="arial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number text:level="2" text:style-name="Numbering_20_Symbols" style:num-suffix="." style:num-format="1">
        <style:list-level-properties text:space-before="-0.499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GCP ENDPOINT WITH K8S</text:span></text:p>
      <text:p text:style-name="P4"><text:span text:style-name="T1"/></text:p>
      <text:p text:style-name="P10"><text:span text:style-name="T3">g</text:span><text:span text:style-name="T1">ithub path:</text:span></text:p>
      <text:p text:style-name="P13"><text:a xlink:type="simple" xlink:href="https://github.com/nil41/k8endpoint.git" text:style-name="Internet_20_link" text:visited-style-name="Visited_20_Internet_20_Link"><text:span text:style-name="T1">https://github.com/nil41/k8endpoint.git</text:span></text:a></text:p>
      <text:p text:style-name="P11"><text:span text:style-name="T3"/></text:p>
      <text:p text:style-name="P10"><text:span text:style-name="T6">Only </text:span><text:span text:style-name="T1">Required Files </text:span><text:span text:style-name="T6">for this poc</text:span><text:span text:style-name="T1">:</text:span></text:p>
      <text:p text:style-name="P10"><text:span text:style-name="T1">deployment.yaml, openapi.yaml</text:span></text:p>
      <text:p text:style-name="P4"><text:span text:style-name="T1"/></text:p>
      <text:p text:style-name="P13"><text:span text:style-name="T1">other files which is not required for this poc: (required for creating docker image if not created)</text:span></text:p>
      <text:p text:style-name="P13"><text:span text:style-name="T1">app.py, requirement.txt, Dockerfile </text:span></text:p>
      <text:p text:style-name="P4"><text:span text:style-name="T1"/></text:p>
      <text:p text:style-name="P4"><text:span text:style-name="T1">-------------------------------------------------</text:span></text:p>
      <text:p text:style-name="P4"><text:span text:style-name="T1"/></text:p>
      <text:p text:style-name="P4"><text:span text:style-name="T1">1. create k8s cluster (notedown clustername and zone)</text:span></text:p>
      <text:p text:style-name="P4"><text:span text:style-name="T1"/></text:p>
      <text:p text:style-name="P4"><text:span text:style-name="T1">2. </text:span><text:span text:style-name="T2">Configuring Endpoint (openapi.yaml)</text:span></text:p>
      <text:p text:style-name="P5"><text:span text:style-name="T2">------------openapi.yaml-------------------</text:span></text:p>
      <text:p text:style-name="P4"><text:span text:style-name="T2">swagger: "2.0"</text:span></text:p>
      <text:p text:style-name="P4"><text:span text:style-name="T2">info:</text:span></text:p>
      <text:p text:style-name="P4"><text:span text:style-name="T2"><text:s text:c="2"/>title: "k8 with endpoints-v1"</text:span></text:p>
      <text:p text:style-name="P4"><text:span text:style-name="T2"><text:s text:c="2"/>description: "k8endpoint-v1"</text:span></text:p>
      <text:p text:style-name="P4"><text:span text:style-name="T2"><text:s text:c="2"/>version: "1.0.0"</text:span></text:p>
      <text:p text:style-name="P7"><text:span text:style-name="T9">host: "echo-api.endpoints.</text:span><text:span text:style-name="T10">test-1-179209</text:span><text:span text:style-name="T9">.cloud.goog"</text:span></text:p>
      <text:p text:style-name="P7"><text:span text:style-name="T9"># <text:s text:c="2"/>echo-api.endpoints.</text:span><text:span text:style-name="T10">PROJECT-ID</text:span><text:span text:style-name="T9">.cloud.goog</text:span></text:p>
      <text:p text:style-name="P7"><text:span text:style-name="T9"/></text:p>
      <text:p text:style-name="P6"><text:span text:style-name="T9">x-google-endpoints:</text:span></text:p>
      <text:p text:style-name="P6"><text:span text:style-name="T9"><text:s text:c="4"/>- name: "echo-api.endpoints.test-1-179209.cloud.goog"</text:span></text:p>
      <text:p text:style-name="P6"><text:span text:style-name="T9"><text:s text:c="6"/>target: "104.154.158.65" <text:s text:c="24"/>#GLB IP</text:span></text:p>
      <text:p text:style-name="P6"><text:span text:style-name="T9"/></text:p>
      <text:p text:style-name="P6"><text:span text:style-name="T9">#to use endpoint service name instead of GLB(service.yaml) provided public IP</text:span></text:p>
      <text:p text:style-name="P6"><text:span text:style-name="T9"/></text:p>
      <text:p text:style-name="P4"><text:span text:style-name="T2">schemes:</text:span></text:p>
      <text:p text:style-name="P4"><text:span text:style-name="T2"><text:s text:c="2"/>- "https"</text:span></text:p>
      <text:p text:style-name="P4"><text:span text:style-name="T2">paths:</text:span></text:p>
      <text:p text:style-name="P4"><text:span text:style-name="T2"><text:s text:c="2"/>"/employee":</text:span></text:p>
      <text:p text:style-name="P4"><text:span text:style-name="T2"><text:s text:c="4"/>get:</text:span></text:p>
      <text:p text:style-name="P4"><text:span text:style-name="T2"><text:s text:c="6"/>description: "Get the employee name."</text:span></text:p>
      <text:p text:style-name="P4"><text:span text:style-name="T2"><text:s text:c="6"/>operationId: "employee"</text:span></text:p>
      <text:p text:style-name="P4"><text:span text:style-name="T2"><text:s text:c="6"/>parameters:</text:span></text:p>
      <text:p text:style-name="P4"><text:span text:style-name="T2"><text:s text:c="8"/>-</text:span></text:p>
      <text:p text:style-name="P4"><text:span text:style-name="T2"><text:s text:c="10"/>name: employee</text:span></text:p>
      <text:p text:style-name="P4"><text:span text:style-name="T2"><text:s text:c="10"/>in: path</text:span></text:p>
      <text:p text:style-name="P4"><text:span text:style-name="T2"><text:s text:c="10"/>required: true</text:span></text:p>
      <text:p text:style-name="P4"><text:span text:style-name="T2"><text:s text:c="10"/>type: string</text:span></text:p>
      <text:p text:style-name="P4"><text:span text:style-name="T2"><text:s text:c="6"/>responses:</text:span></text:p>
      <text:p text:style-name="P4"><text:span text:style-name="T2"><text:s text:c="8"/>200:</text:span></text:p>
      <text:p text:style-name="P4"><text:span text:style-name="T2"><text:s text:c="10"/>description: "Success."</text:span></text:p>
      <text:p text:style-name="P4"><text:span text:style-name="T2"><text:s text:c="10"/>schema:</text:span></text:p>
      <text:p text:style-name="P4"><text:span text:style-name="T2"><text:s text:c="12"/>type: string</text:span></text:p>
      <text:p text:style-name="P4"><text:span text:style-name="T2"><text:s text:c="8"/>400:</text:span></text:p>
      <text:p text:style-name="P4"><text:span text:style-name="T2"><text:s text:c="10"/>description: "Invalid path."</text:span></text:p>
      <text:p text:style-name="P4"><text:soft-page-break/><text:span text:style-name="T2"/></text:p>
      <text:p text:style-name="P4"><text:span text:style-name="T2"><text:s text:c="2"/>"/city":</text:span></text:p>
      <text:p text:style-name="P4"><text:span text:style-name="T2"><text:s text:c="4"/>get:</text:span></text:p>
      <text:p text:style-name="P4"><text:span text:style-name="T2"><text:s text:c="6"/>description: "Get the city name."</text:span></text:p>
      <text:p text:style-name="P4"><text:span text:style-name="T2"><text:s text:c="6"/>operationId: "citydata"</text:span></text:p>
      <text:p text:style-name="P4"><text:span text:style-name="T2"><text:s text:c="6"/>parameters:</text:span></text:p>
      <text:p text:style-name="P4"><text:span text:style-name="T2"><text:s text:c="8"/>-</text:span></text:p>
      <text:p text:style-name="P4"><text:span text:style-name="T2"><text:s text:c="10"/>name: city</text:span></text:p>
      <text:p text:style-name="P4"><text:span text:style-name="T2"><text:s text:c="10"/>in: path</text:span></text:p>
      <text:p text:style-name="P4"><text:span text:style-name="T2"><text:s text:c="10"/>required: true</text:span></text:p>
      <text:p text:style-name="P4"><text:span text:style-name="T2"><text:s text:c="10"/>type: string</text:span></text:p>
      <text:p text:style-name="P4"><text:span text:style-name="T2"><text:s text:c="6"/>responses:</text:span></text:p>
      <text:p text:style-name="P4"><text:span text:style-name="T2"><text:s text:c="8"/>200:</text:span></text:p>
      <text:p text:style-name="P4"><text:span text:style-name="T2"><text:s text:c="10"/>description: "Success."</text:span></text:p>
      <text:p text:style-name="P4"><text:span text:style-name="T2"><text:s text:c="10"/>schema:</text:span></text:p>
      <text:p text:style-name="P4"><text:span text:style-name="T2"><text:s text:c="12"/>type: string</text:span></text:p>
      <text:p text:style-name="P4"><text:span text:style-name="T2"><text:s text:c="8"/>400:</text:span></text:p>
      <text:p text:style-name="P4"><text:span text:style-name="T2"><text:s text:c="10"/>description: "Invalid path."</text:span></text:p>
      <text:p text:style-name="P14"><text:span text:style-name="T1"/></text:p>
      <text:p text:style-name="P4"><text:span text:style-name="T1"/></text:p>
      <text:p text:style-name="P4"><text:span text:style-name="T1">3. deploy endpoint configuration file (opeapi.yaml)</text:span></text:p>
      <text:p text:style-name="P4"><text:span text:style-name="T1"/></text:p>
      <text:p text:style-name="P4"><text:span text:style-name="Source_20_Text"><text:span text:style-name="T2">#</text:span></text:span><text:span text:style-name="Source_20_Text"><text:span text:style-name="T8">gcloud endpoints services deploy openapi.yaml</text:span></text:span></text:p>
      <text:p text:style-name="P4"><text:span text:style-name="T1"/></text:p>
      <text:p text:style-name="P4"><text:span text:style-name="T1">it will give you,</text:span></text:p>
      <text:p text:style-name="P1"><text:span text:style-name="T1"/></text:p>
      <text:p text:style-name="P3"><text:span text:style-name="T14">Service Configuration [</text:span><text:span text:style-name="T19">2017-02-13r0] </text:span><text:span text:style-name="T14">uploaded for service [</text:span><text:span text:style-name="T16">echo-api.endpoints.example-project-12345.cloud.goog</text:span><text:span text:style-name="T14">]</text:span></text:p>
      <text:p text:style-name="Text_20_body"><text:span text:style-name="T18">service configuration id</text:span><text:line-break/><text:span text:style-name="T17">endpoint sevice name</text:span></text:p>
      <text:p text:style-name="P4"><text:span text:style-name="T1"/></text:p>
      <text:p text:style-name="P8"><text:span text:style-name="T1">4. deploy backend application</text:span></text:p>
      <text:p text:style-name="P8"><text:span text:style-name="T1"/></text:p>
      <text:p text:style-name="P8"><text:span text:style-name="T1">-here we are using kubernetes, so i have created docker image of my python REST application and keep it in gcr repo.</text:span></text:p>
      <text:p text:style-name="P8"><text:span text:style-name="T1"/></text:p>
      <text:p text:style-name="P9"><text:span text:style-name="T1">gcr.io/test-1-179209/k8endpoint:e4f6102f428f7e3c776f7ae634adf188641855a2</text:span></text:p>
      <text:p text:style-name="P8"><text:span text:style-name="T1"/></text:p>
      <text:p text:style-name="P8"><text:span text:style-name="T1">-now we need to deploy this python application image with ESP image which is </text:span></text:p>
      <text:p text:style-name="P8"><text:span text:style-name="T1"><text:s/>available at GCP repo into single pod.</text:span></text:p>
      <text:p text:style-name="P8"><text:span text:style-name="T1"/></text:p>
      <text:p text:style-name="P8"><text:span text:style-name="T1">-1 pod contains 2 containers (ESP container + python container)</text:span></text:p>
      <text:p text:style-name="P8"><text:span text:style-name="T1"/></text:p>
      <text:p text:style-name="P8"><text:span text:style-name="T1">-deploy deployment.yaml</text:span></text:p>
      <text:p text:style-name="P8"><text:span text:style-name="T1">1.</text:span></text:p>
      <text:p text:style-name="P8"><text:span text:style-name="T4">#gcloud container clusters get-credentials [clustername] --zone [zonename]</text:span></text:p>
      <text:p text:style-name="P8"><text:span text:style-name="T1"/></text:p>
      <text:p text:style-name="P8"><text:span text:style-name="T1">2.</text:span></text:p>
      <text:p text:style-name="P2"><text:span text:style-name="T15">#kubectl create -f deployment.yaml</text:span></text:p>
      <text:p text:style-name="P8"><text:span text:style-name="T1"/></text:p>
      <text:p text:style-name="P8"><text:span text:style-name="T1">----------depoyment.yaml-----------------------------</text:span></text:p>
      <text:p text:style-name="P8"><text:span text:style-name="T1"/></text:p>
      <text:p text:style-name="P10"><text:soft-page-break/><text:span text:style-name="T1">apiVersion: v1</text:span></text:p>
      <text:p text:style-name="P12"><text:span text:style-name="T1">kind: Service</text:span></text:p>
      <text:p text:style-name="P10"><text:span text:style-name="T1">metadata:</text:span></text:p>
      <text:p text:style-name="P10"><text:span text:style-name="T1"><text:s text:c="2"/>name: esp-echo</text:span></text:p>
      <text:p text:style-name="P10"><text:span text:style-name="T1">spec:</text:span></text:p>
      <text:p text:style-name="P10"><text:span text:style-name="T1"><text:s text:c="2"/>ports:</text:span></text:p>
      <text:p text:style-name="P10"><text:span text:style-name="T1"><text:s text:c="2"/>- port: 80 <text:s text:c="26"/>#external request hits on this port 80</text:span></text:p>
      <text:p text:style-name="P10"><text:span text:style-name="T1"><text:s text:c="4"/>targetPort: 8081 <text:s text:c="12"/>#request comes on 80 redirects to ESP port 8081</text:span></text:p>
      <text:p text:style-name="P10"><text:span text:style-name="T1"><text:s text:c="4"/>protocol: TCP</text:span></text:p>
      <text:p text:style-name="P10"><text:span text:style-name="T1"><text:s text:c="4"/>name: http</text:span></text:p>
      <text:p text:style-name="P10"><text:span text:style-name="T1"><text:s text:c="2"/>selector:</text:span></text:p>
      <text:p text:style-name="P10"><text:span text:style-name="T1"><text:s text:c="4"/>app: esp-echo</text:span></text:p>
      <text:p text:style-name="P10"><text:span text:style-name="T1"><text:s text:c="2"/>type: LoadBalancer</text:span></text:p>
      <text:p text:style-name="P10"><text:span text:style-name="T1">---</text:span></text:p>
      <text:p text:style-name="P10"><text:span text:style-name="T1">apiVersion: extensions/v1beta1</text:span></text:p>
      <text:p text:style-name="P12"><text:span text:style-name="T1">kind: Deployment</text:span></text:p>
      <text:p text:style-name="P10"><text:span text:style-name="T1">metadata:</text:span></text:p>
      <text:p text:style-name="P10"><text:span text:style-name="T1"><text:s text:c="2"/>name: esp-echo</text:span></text:p>
      <text:p text:style-name="P10"><text:span text:style-name="T1">spec:</text:span></text:p>
      <text:p text:style-name="P10"><text:span text:style-name="T1"><text:s text:c="2"/>replicas: 1</text:span></text:p>
      <text:p text:style-name="P10"><text:span text:style-name="T1"><text:s text:c="2"/>template:</text:span></text:p>
      <text:p text:style-name="P10"><text:span text:style-name="T1"><text:s text:c="4"/>metadata:</text:span></text:p>
      <text:p text:style-name="P10"><text:span text:style-name="T1"><text:s text:c="6"/>labels:</text:span></text:p>
      <text:p text:style-name="P10"><text:span text:style-name="T1"><text:s text:c="8"/>app: esp-echo</text:span></text:p>
      <text:p text:style-name="P10"><text:span text:style-name="T1"><text:s text:c="4"/>spec:</text:span></text:p>
      <text:p text:style-name="P10"><text:span text:style-name="T1"><text:s text:c="6"/>containers:</text:span></text:p>
      <text:p text:style-name="P10"><text:span text:style-name="T1"><text:s text:c="5"/></text:span><text:span text:style-name="T5"><text:s/># [START esp]</text:span></text:p>
      <text:p text:style-name="P10"><text:span text:style-name="T1"><text:s text:c="6"/>- name: esp</text:span></text:p>
      <text:p text:style-name="P10"><text:span text:style-name="T1"><text:s text:c="8"/>image: gcr.io/endpoints-release/endpoints-runtime:1</text:span></text:p>
      <text:p text:style-name="P10"><text:span text:style-name="T1"><text:s text:c="8"/>args: [</text:span></text:p>
      <text:p text:style-name="P10"><text:span text:style-name="T1"><text:s text:c="10"/>"--http_port=8081",</text:span></text:p>
      <text:p text:style-name="P10"><text:span text:style-name="T1"><text:s text:c="10"/>"--backend=127.0.0.1:8080",</text:span></text:p>
      <text:p text:style-name="P10"><text:span text:style-name="T1"><text:s text:c="6"/></text:span><text:span text:style-name="T11"><text:s text:c="4"/>"--service=echo-api.endpoints.test-1-179209.cloud.goog", <text:s/>#mention endpoint host name</text:span></text:p>
      <text:p text:style-name="P10"><text:span text:style-name="T1"><text:s text:c="9"/></text:span><text:span text:style-name="T12"><text:s/>"--rollout_strategy=managed", <text:s/>#if endpoint config file modified then it will automatically redirect requests to new endpoint version.</text:span></text:p>
      <text:p text:style-name="P10"><text:span text:style-name="T12">Or you can mention config_id= Config-ID to redirect on specific endpoint version</text:span></text:p>
      <text:p text:style-name="P10"><text:span text:style-name="T12">(not recommended due to need to redeploy application)</text:span></text:p>
      <text:p text:style-name="P10"><text:span text:style-name="T12"/></text:p>
      <text:p text:style-name="P10"><text:span text:style-name="T1"><text:s text:c="8"/>]</text:span></text:p>
      <text:p text:style-name="P10"><text:span text:style-name="T1"><text:s text:c="4"/></text:span><text:span text:style-name="T5"><text:s text:c="2"/># [END esp]</text:span></text:p>
      <text:p text:style-name="P10"><text:span text:style-name="T1"><text:s text:c="8"/>ports:</text:span></text:p>
      <text:p text:style-name="P10"><text:span text:style-name="T1"><text:s text:c="8"/>- containerPort: 8081</text:span></text:p>
      <text:p text:style-name="P10"><text:span text:style-name="T1"><text:s text:c="6"/>- name: echo</text:span></text:p>
      <text:p text:style-name="P10"><text:span text:style-name="T1"><text:s text:c="7"/></text:span><text:span text:style-name="T13"><text:s/>image: gcr.io/test-1-179209/k8endpoint@sha256:ad90483d058e93ba0bf6ae7b70c3592bde859dd2db63781d05a3a005e36c73ea</text:span></text:p>
      <text:p text:style-name="P10"><text:span text:style-name="T1"><text:s text:c="8"/>ports:</text:span></text:p>
      <text:p text:style-name="P10"><text:span text:style-name="T1"><text:s text:c="8"/>- containerPort: 8080</text:span></text:p>
      <text:p text:style-name="P10"><text:span text:style-name="T1"/></text:p>
      <text:p text:style-name="P15"><text:span text:style-name="T1"/></text:p>
      <text:p text:style-name="P10"><text:span text:style-name="T1"/></text:p>
      <text:p text:style-name="P13"><text:soft-page-break/><text:span text:style-name="T1">test by hitting,</text:span></text:p>
      <text:p text:style-name="P13"><text:span text:style-name="T1">ENDPOINTURL OR GLBIP/city</text:span></text:p>
      <text:p text:style-name="P13"><text:span text:style-name="T1">=========================END==========================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" svg:font-family="'Google Sans', sans-serif"/>
    <style:font-face style:name="Roboto Mono" svg:font-family="'Roboto Mono', monospace"/>
    <style:font-face style:name="Roboto" svg:font-family="Roboto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4:54:45.386905860</meta:creation-date>
    <dc:date>2018-08-31T18:49:12.679575886</dc:date>
    <meta:editing-duration>PT13S</meta:editing-duration>
    <meta:editing-cycles>1</meta:editing-cycles>
    <meta:document-statistic meta:table-count="0" meta:image-count="0" meta:object-count="0" meta:page-count="4" meta:paragraph-count="123" meta:word-count="390" meta:character-count="3815" meta:non-whitespace-character-count="3008"/>
    <meta:generator>LibreOffice/5.1.6.2$Linux_X86_64 LibreOffice_project/10m0$Build-2</meta:generator>
  </office:meta>
</office:document-meta>
</file>